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6.7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2b2b2" fo:border="0.99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99pt solid #000000"/>
      <style:paragraph-properties style:writing-mode="lr-tb"/>
    </style:style>
    <style:style style:name="ce28" style:family="table-cell" style:parent-style-name="Default" style:data-style-name="N100">
      <style:table-cell-properties fo:border="0.99pt solid #000000"/>
    </style:style>
    <style:style style:name="ce30" style:family="table-cell" style:parent-style-name="Default" style:data-style-name="N100">
      <style:table-cell-properties fo:wrap-option="no-wrap" fo:border="0.99pt solid #000000"/>
    </style:style>
    <style:style style:name="ce31" style:family="table-cell" style:parent-style-name="Default" style:data-style-name="N100">
      <style:table-cell-properties style:text-align-source="fix" style:repeat-content="false" fo:border="0.99pt solid #000000"/>
      <style:paragraph-properties fo:text-align="start" fo:margin-left="0mm" style:writing-mode="rl-tb"/>
    </style:style>
    <style:style style:name="ce32" style:family="table-cell" style:parent-style-name="Default" style:data-style-name="N10110">
      <style:table-cell-properties fo:background-color="#b2b2b2" fo:border="0.99pt solid #000000"/>
      <style:text-properties fo:font-weight="bold" style:font-weight-asian="bold" style:font-weight-complex="bold"/>
    </style:style>
    <style:style style:name="ce33" style:family="table-cell" style:parent-style-name="Default" style:data-style-name="N10112">
      <style:table-cell-properties style:glyph-orientation-vertical="0" style:text-align-source="value-type" style:repeat-content="false" fo:border="0.99pt solid #000000" style:direction="ltr"/>
      <style:paragraph-properties fo:margin-left="0mm"/>
    </style:style>
    <style:style style:name="ce9" style:family="table-cell" style:parent-style-name="Default" style:data-style-name="N10112">
      <style:table-cell-properties style:text-align-source="value-type" style:repeat-content="false" fo:border="0.99pt solid #000000"/>
      <style:paragraph-properties fo:margin-left="0mm"/>
    </style:style>
    <style:style style:name="ce35" style:family="table-cell" style:parent-style-name="Default" style:data-style-name="N10110">
      <style:table-cell-properties fo:border="2.01pt solid #666666"/>
    </style:style>
    <style:style style:name="ce36" style:family="table-cell" style:parent-style-name="Default" style:data-style-name="N10110"/>
  </office:automatic-styles>
  <office:body>
    <office:spreadsheet>
      <table:table table:name="Dane0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6"/>
        <table:table-row table:style-name="ro1">
          <table:table-cell table:style-name="ce1"/>
          <table:table-cell/>
          <table:table-cell table:style-name="Default"/>
        </table:table-row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zwa towaru</text:p>
          </table:table-cell>
          <table:table-cell table:style-name="ce32" office:value-type="string" calcext:value-type="string">
            <text:p>Cena (szt)</text:p>
          </table:table-cell>
        </table:table-row>
        <table:table-row table:style-name="ro1">
          <table:table-cell table:style-name="ce27" office:value-type="float" office:value="125" calcext:value-type="float">
            <text:p>125</text:p>
          </table:table-cell>
          <table:table-cell table:style-name="ce28" office:value-type="string" calcext:value-type="string">
            <text:p>ADAPTER DB 9F/25M</text:p>
          </table:table-cell>
          <table:table-cell table:style-name="ce33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8" office:value-type="float" office:value="126" calcext:value-type="float">
            <text:p>126</text:p>
          </table:table-cell>
          <table:table-cell table:style-name="ce28" office:value-type="string" calcext:value-type="string">
            <text:p>ADAPTER DB 9M/25F</text:p>
          </table:table-cell>
          <table:table-cell table:style-name="ce33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8" office:value-type="float" office:value="1257" calcext:value-type="float">
            <text:p>1257</text:p>
          </table:table-cell>
          <table:table-cell table:style-name="ce28" office:value-type="string" calcext:value-type="string">
            <text:p>ADAPTER DB 9M/25M</text:p>
          </table:table-cell>
          <table:table-cell table:style-name="ce33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8" office:value-type="float" office:value="686" calcext:value-type="float">
            <text:p>686</text:p>
          </table:table-cell>
          <table:table-cell table:style-name="ce28" office:value-type="string" calcext:value-type="string">
            <text:p>ADAPTER DBHD15F/15F (VGA) GENDER CHANGER</text:p>
          </table:table-cell>
          <table:table-cell table:style-name="ce33" office:value-type="currency" office:currency="PLN" office:value="4.7" calcext:value-type="currency">
            <text:p>4,70 zł</text:p>
          </table:table-cell>
        </table:table-row>
        <table:table-row table:style-name="ro1">
          <table:table-cell table:style-name="ce28" office:value-type="float" office:value="3590" calcext:value-type="float">
            <text:p>3590</text:p>
          </table:table-cell>
          <table:table-cell table:style-name="ce30" office:value-type="string" calcext:value-type="string">
            <text:p>ADAPTER DO MONTAżU NAPĘDU 3,5" W OTWORZE 5,25"</text:p>
          </table:table-cell>
          <table:table-cell table:style-name="ce9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28" office:value-type="float" office:value="9603" calcext:value-type="float">
            <text:p>9603</text:p>
          </table:table-cell>
          <table:table-cell table:style-name="ce28" office:value-type="string" calcext:value-type="string">
            <text:p>ADAPTER LPT (C6502A) DO HP D135/D145</text:p>
          </table:table-cell>
          <table:table-cell table:style-name="ce33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28" office:value-type="float" office:value="9211" calcext:value-type="float">
            <text:p>9211</text:p>
          </table:table-cell>
          <table:table-cell table:style-name="ce28" office:value-type="string" calcext:value-type="string">
            <text:p>ADAPTER PCMCIA/2*FIREWIRE</text:p>
          </table:table-cell>
          <table:table-cell table:style-name="ce33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28" office:value-type="float" office:value="122" calcext:value-type="float">
            <text:p>122</text:p>
          </table:table-cell>
          <table:table-cell table:style-name="ce28" office:value-type="string" calcext:value-type="string">
            <text:p>ADAPTER PS/2 D 5F/MD 6M</text:p>
          </table:table-cell>
          <table:table-cell table:style-name="ce33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8" office:value-type="float" office:value="123" calcext:value-type="float">
            <text:p>123</text:p>
          </table:table-cell>
          <table:table-cell table:style-name="ce28" office:value-type="string" calcext:value-type="string">
            <text:p>ADAPTER PS/2 D 5M/MD 6F</text:p>
          </table:table-cell>
          <table:table-cell table:style-name="ce33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8" office:value-type="float" office:value="679" calcext:value-type="float">
            <text:p>679</text:p>
          </table:table-cell>
          <table:table-cell table:style-name="ce28" office:value-type="string" calcext:value-type="string">
            <text:p>ADAPTER PS/2 DB 9F/MD 6F</text:p>
          </table:table-cell>
          <table:table-cell table:style-name="ce33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8" office:value-type="float" office:value="124" calcext:value-type="float">
            <text:p>124</text:p>
          </table:table-cell>
          <table:table-cell table:style-name="ce28" office:value-type="string" calcext:value-type="string">
            <text:p>ADAPTER PS/2 DB 9M/MD 6M</text:p>
          </table:table-cell>
          <table:table-cell table:style-name="ce33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8" office:value-type="float" office:value="9388" calcext:value-type="float">
            <text:p>9388</text:p>
          </table:table-cell>
          <table:table-cell table:style-name="ce28" office:value-type="string" calcext:value-type="string">
            <text:p>ADAPTER USB/2*PS/2</text:p>
          </table:table-cell>
          <table:table-cell table:style-name="ce33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28" office:value-type="float" office:value="10137" calcext:value-type="float">
            <text:p>10137</text:p>
          </table:table-cell>
          <table:table-cell table:style-name="ce28" office:value-type="string" calcext:value-type="string">
            <text:p>ADAPTER USB/BLUETOOTH (ZASI?G 100M) I-TEC</text:p>
          </table:table-cell>
          <table:table-cell table:style-name="ce33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28" office:value-type="float" office:value="5219" calcext:value-type="float">
            <text:p>5219</text:p>
          </table:table-cell>
          <table:table-cell table:style-name="ce28" office:value-type="string" calcext:value-type="string">
            <text:p>ADAPTER USB/IRDA</text:p>
          </table:table-cell>
          <table:table-cell table:style-name="ce33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28" office:value-type="float" office:value="7095" calcext:value-type="float">
            <text:p>7095</text:p>
          </table:table-cell>
          <table:table-cell table:style-name="ce28" office:value-type="string" calcext:value-type="string">
            <text:p>ADAPTER USB/RS232 9M+25M + KABEL, SOFT</text:p>
          </table:table-cell>
          <table:table-cell table:style-name="ce33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28" office:value-type="float" office:value="11552" calcext:value-type="float">
            <text:p>11552</text:p>
          </table:table-cell>
          <table:table-cell table:style-name="ce28" office:value-type="string" calcext:value-type="string">
            <text:p>CD-ROM AOPEN CD-952E 52X SPEED OEM</text:p>
          </table:table-cell>
          <table:table-cell table:style-name="ce33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28" office:value-type="float" office:value="11193" calcext:value-type="float">
            <text:p>11193</text:p>
          </table:table-cell>
          <table:table-cell table:style-name="ce28" office:value-type="string" calcext:value-type="string">
            <text:p>CD-ROM AOPEN CD-956E 56X SPEED OEM</text:p>
          </table:table-cell>
          <table:table-cell table:style-name="ce33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28" office:value-type="float" office:value="10013" calcext:value-type="float">
            <text:p>10013</text:p>
          </table:table-cell>
          <table:table-cell table:style-name="ce28" office:value-type="string" calcext:value-type="string">
            <text:p>CD-ROM AOPEN PANEL PRZEDNI - CZARNY</text:p>
          </table:table-cell>
          <table:table-cell table:style-name="ce33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28" office:value-type="float" office:value="11283" calcext:value-type="float">
            <text:p>11283</text:p>
          </table:table-cell>
          <table:table-cell table:style-name="ce28" office:value-type="string" calcext:value-type="string">
            <text:p>CD-ROM BENQ 652A 52X SPEED OEM</text:p>
          </table:table-cell>
          <table:table-cell table:style-name="ce33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28" office:value-type="float" office:value="11282" calcext:value-type="float">
            <text:p>11282</text:p>
          </table:table-cell>
          <table:table-cell table:style-name="ce28" office:value-type="string" calcext:value-type="string">
            <text:p>CD-ROM BENQ 652A 52X SPEED OEM CZARNY</text:p>
          </table:table-cell>
          <table:table-cell table:style-name="ce33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28" office:value-type="float" office:value="9360" calcext:value-type="float">
            <text:p>9360</text:p>
          </table:table-cell>
          <table:table-cell table:style-name="ce28" office:value-type="string" calcext:value-type="string">
            <text:p>CD-ROM LG GCR-8520RB 52X SPEED CZARNY OEM</text:p>
          </table:table-cell>
          <table:table-cell table:style-name="ce33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28" office:value-type="float" office:value="4844" calcext:value-type="float">
            <text:p>4844</text:p>
          </table:table-cell>
          <table:table-cell table:style-name="ce28" office:value-type="string" calcext:value-type="string">
            <text:p>CD-ROM LG GCR-852XB 52X SPEED OEM</text:p>
          </table:table-cell>
          <table:table-cell table:style-name="ce33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28" office:value-type="float" office:value="10288" calcext:value-type="float">
            <text:p>10288</text:p>
          </table:table-cell>
          <table:table-cell table:style-name="ce28" office:value-type="string" calcext:value-type="string">
            <text:p>COMBO AOPEN COM-4824 48/24/48/16 BOX</text:p>
          </table:table-cell>
          <table:table-cell table:style-name="ce33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28" office:value-type="float" office:value="11422" calcext:value-type="float">
            <text:p>11422</text:p>
          </table:table-cell>
          <table:table-cell table:style-name="ce28" office:value-type="string" calcext:value-type="string">
            <text:p>COMBO AOPEN COM-5232 52/32/52/16 BOX</text:p>
          </table:table-cell>
          <table:table-cell table:style-name="ce33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28" office:value-type="float" office:value="11423" calcext:value-type="float">
            <text:p>11423</text:p>
          </table:table-cell>
          <table:table-cell table:style-name="ce28" office:value-type="string" calcext:value-type="string">
            <text:p>COMBO AOPEN COM-5232 52/32/52/16 OEM</text:p>
          </table:table-cell>
          <table:table-cell table:style-name="ce33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28" office:value-type="float" office:value="10504" calcext:value-type="float">
            <text:p>10504</text:p>
          </table:table-cell>
          <table:table-cell table:style-name="ce28" office:value-type="string" calcext:value-type="string">
            <text:p>COMBO LG GCC-4241N 24/24/24/D8 OEM DO NOTEBOOK A</text:p>
          </table:table-cell>
          <table:table-cell table:style-name="ce33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28" office:value-type="float" office:value="9916" calcext:value-type="float">
            <text:p>9916</text:p>
          </table:table-cell>
          <table:table-cell table:style-name="ce28" office:value-type="string" calcext:value-type="string">
            <text:p>COMBO LG GCC-4520B 52/24/52/D16 OEM</text:p>
          </table:table-cell>
          <table:table-cell table:style-name="ce33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8" office:value-type="float" office:value="11210" calcext:value-type="float">
            <text:p>11210</text:p>
          </table:table-cell>
          <table:table-cell table:style-name="ce28" office:value-type="string" calcext:value-type="string">
            <text:p>COMBO LG GCC-4521B 52/32/52/D16 BOX</text:p>
          </table:table-cell>
          <table:table-cell table:style-name="ce33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8" office:value-type="float" office:value="11099" calcext:value-type="float">
            <text:p>11099</text:p>
          </table:table-cell>
          <table:table-cell table:style-name="ce28" office:value-type="string" calcext:value-type="string">
            <text:p>COMBO LG GCC-4521B 52/32/52/D16 OEM</text:p>
          </table:table-cell>
          <table:table-cell table:style-name="ce33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28" office:value-type="float" office:value="11211" calcext:value-type="float">
            <text:p>11211</text:p>
          </table:table-cell>
          <table:table-cell table:style-name="ce28" office:value-type="string" calcext:value-type="string">
            <text:p>COMBO LG GCC-4521B 52/32/52/D16 OEM CZARNA</text:p>
          </table:table-cell>
          <table:table-cell table:style-name="ce33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8" office:value-type="float" office:value="11347" calcext:value-type="float">
            <text:p>11347</text:p>
          </table:table-cell>
          <table:table-cell table:style-name="ce28" office:value-type="string" calcext:value-type="string">
            <text:p>COMBO TOSHIBA SD-R1512B 48/24/48/D16 OEM</text:p>
          </table:table-cell>
          <table:table-cell table:style-name="ce33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8" office:value-type="float" office:value="9967" calcext:value-type="float">
            <text:p>9967</text:p>
          </table:table-cell>
          <table:table-cell table:style-name="ce28" office:value-type="string" calcext:value-type="string">
            <text:p>COREL DRAW <text:s/>9,0 SPECIAL EDITION PL</text:p>
          </table:table-cell>
          <table:table-cell table:style-name="ce33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28" office:value-type="float" office:value="9459" calcext:value-type="float">
            <text:p>9459</text:p>
          </table:table-cell>
          <table:table-cell table:style-name="ce31" office:value-type="string" calcext:value-type="string">
            <text:p>CYFROWA KAMERA CANON MV 650I /MINI DV/</text:p>
          </table:table-cell>
          <table:table-cell table:style-name="ce33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28" office:value-type="float" office:value="10981" calcext:value-type="float">
            <text:p>10981</text:p>
          </table:table-cell>
          <table:table-cell table:style-name="ce28" office:value-type="string" calcext:value-type="string">
            <text:p>CYFROWY APARAT <text:s/>EASYTOUCH DC-3001 CYFR,4X <text:s text:c="2"/>3,3M</text:p>
          </table:table-cell>
          <table:table-cell table:style-name="ce33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8" office:value-type="float" office:value="10982" calcext:value-type="float">
            <text:p>10982</text:p>
          </table:table-cell>
          <table:table-cell table:style-name="ce28" office:value-type="string" calcext:value-type="string">
            <text:p>CYFROWY APARAT <text:s/>EASYTOUCH DC-4382 OPT, 3X <text:s text:c="2"/>4,0M</text:p>
          </table:table-cell>
          <table:table-cell table:style-name="ce33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8" office:value-type="float" office:value="11309" calcext:value-type="float">
            <text:p>11309</text:p>
          </table:table-cell>
          <table:table-cell table:style-name="ce28" office:value-type="string" calcext:value-type="string">
            <text:p>CYFROWY APARAT <text:s/>MERCURY CYBERPIX E-350V CZARNY</text:p>
          </table:table-cell>
          <table:table-cell table:style-name="ce33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28" office:value-type="float" office:value="11310" calcext:value-type="float">
            <text:p>11310</text:p>
          </table:table-cell>
          <table:table-cell table:style-name="ce28" office:value-type="string" calcext:value-type="string">
            <text:p>CYFROWY APARAT <text:s/>MERCURY CYBERPIX E-450V CZARNY</text:p>
          </table:table-cell>
          <table:table-cell table:style-name="ce33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8" office:value-type="float" office:value="10863" calcext:value-type="float">
            <text:p>10863</text:p>
          </table:table-cell>
          <table:table-cell table:style-name="ce28" office:value-type="string" calcext:value-type="string">
            <text:p>CYFROWY APARAT <text:s/>MERCURY CYBERPIX E-560M <text:s text:c="4"/>3,3M</text:p>
          </table:table-cell>
          <table:table-cell table:style-name="ce33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28" office:value-type="float" office:value="10352" calcext:value-type="float">
            <text:p>10352</text:p>
          </table:table-cell>
          <table:table-cell table:style-name="ce28" office:value-type="string" calcext:value-type="string">
            <text:p>CYFROWY APARAT <text:s/>MERCURY CYBERPIX S-330 RED <text:s/>3,3M</text:p>
          </table:table-cell>
          <table:table-cell table:style-name="ce33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28" office:value-type="float" office:value="10746" calcext:value-type="float">
            <text:p>10746</text:p>
          </table:table-cell>
          <table:table-cell table:style-name="ce28" office:value-type="string" calcext:value-type="string">
            <text:p>CYFROWY APARAT <text:s/>MERCURY CYBERPIX S-450V <text:s text:c="4"/>5,0M</text:p>
          </table:table-cell>
          <table:table-cell table:style-name="ce33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8" office:value-type="float" office:value="9581" calcext:value-type="float">
            <text:p>9581</text:p>
          </table:table-cell>
          <table:table-cell table:style-name="ce28" office:value-type="string" calcext:value-type="string">
            <text:p>CYFROWY APARAT <text:s/>MERCURY DELUXE CLASSIC <text:s text:c="5"/>3,1M</text:p>
          </table:table-cell>
          <table:table-cell table:style-name="ce33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28" office:value-type="float" office:value="9870" calcext:value-type="float">
            <text:p>9870</text:p>
          </table:table-cell>
          <table:table-cell table:style-name="ce28" office:value-type="string" calcext:value-type="string">
            <text:p>CYFROWY APARAT <text:s/>MERCURY SMART CAM <text:s text:c="10"/>3,1M</text:p>
          </table:table-cell>
          <table:table-cell table:style-name="ce33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8" office:value-type="float" office:value="9265" calcext:value-type="float">
            <text:p>9265</text:p>
          </table:table-cell>
          <table:table-cell table:style-name="ce28" office:value-type="string" calcext:value-type="string">
            <text:p>CYFROWY APARAT FOTO CANON A300 POWER SHOT</text:p>
          </table:table-cell>
          <table:table-cell table:style-name="ce33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28" office:value-type="float" office:value="10635" calcext:value-type="float">
            <text:p>10635</text:p>
          </table:table-cell>
          <table:table-cell table:style-name="ce28" office:value-type="string" calcext:value-type="string">
            <text:p>CYFROWY APARAT FOTO CANON A80 POWER SHOT</text:p>
          </table:table-cell>
          <table:table-cell table:style-name="ce33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28" office:value-type="float" office:value="10362" calcext:value-type="float">
            <text:p>10362</text:p>
          </table:table-cell>
          <table:table-cell table:style-name="ce28" office:value-type="string" calcext:value-type="string">
            <text:p>CYFROWY APARAT FOTO CANON D300 LUSTRZ, Z OBEKT,</text:p>
          </table:table-cell>
          <table:table-cell table:style-name="ce33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28" office:value-type="float" office:value="9767" calcext:value-type="float">
            <text:p>9767</text:p>
          </table:table-cell>
          <table:table-cell table:style-name="ce28" office:value-type="string" calcext:value-type="string">
            <text:p>CYFROWY APARAT FOTO CANON G5 POWER SHOT</text:p>
          </table:table-cell>
          <table:table-cell table:style-name="ce33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28" office:value-type="float" office:value="9227" calcext:value-type="float">
            <text:p>9227</text:p>
          </table:table-cell>
          <table:table-cell table:style-name="ce28" office:value-type="string" calcext:value-type="string">
            <text:p>CYFROWY APARAT FOTO CANON IXUS 400</text:p>
          </table:table-cell>
          <table:table-cell table:style-name="ce33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28" office:value-type="float" office:value="11572" calcext:value-type="float">
            <text:p>11572</text:p>
          </table:table-cell>
          <table:table-cell table:style-name="ce28" office:value-type="string" calcext:value-type="string">
            <text:p>CYFROWY APARAT FOTO CANON IXUS 430</text:p>
          </table:table-cell>
          <table:table-cell table:style-name="ce33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28" office:value-type="float" office:value="11571" calcext:value-type="float">
            <text:p>11571</text:p>
          </table:table-cell>
          <table:table-cell table:style-name="ce28" office:value-type="string" calcext:value-type="string">
            <text:p>CYFROWY APARAT FOTO CANON IXUS 500</text:p>
          </table:table-cell>
          <table:table-cell table:style-name="ce33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28" office:value-type="float" office:value="9708" calcext:value-type="float">
            <text:p>9708</text:p>
          </table:table-cell>
          <table:table-cell table:style-name="ce28" office:value-type="string" calcext:value-type="string">
            <text:p>CYFROWY APARAT FOTO CANON IXUS II</text:p>
          </table:table-cell>
          <table:table-cell table:style-name="ce33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28" office:value-type="float" office:value="11574" calcext:value-type="float">
            <text:p>11574</text:p>
          </table:table-cell>
          <table:table-cell table:style-name="ce28" office:value-type="string" calcext:value-type="string">
            <text:p>CYFROWY APARAT FOTO CANON PRO 1 POWER SHOT</text:p>
          </table:table-cell>
          <table:table-cell table:style-name="ce33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28" office:value-type="float" office:value="11573" calcext:value-type="float">
            <text:p>11573</text:p>
          </table:table-cell>
          <table:table-cell table:style-name="ce28" office:value-type="string" calcext:value-type="string">
            <text:p>CYFROWY APARAT FOTO CANON S1 IS POWER SHOT</text:p>
          </table:table-cell>
          <table:table-cell table:style-name="ce33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28" office:value-type="float" office:value="9176" calcext:value-type="float">
            <text:p>9176</text:p>
          </table:table-cell>
          <table:table-cell table:style-name="ce28" office:value-type="string" calcext:value-type="string">
            <text:p>CYFROWY APARAT FOTO CANON S50 POWER SHOT</text:p>
          </table:table-cell>
          <table:table-cell table:style-name="ce33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28" office:value-type="float" office:value="9441" calcext:value-type="float">
            <text:p>9441</text:p>
          </table:table-cell>
          <table:table-cell table:style-name="ce28" office:value-type="string" calcext:value-type="string">
            <text:p>CYFROWY APARAT FOTO HP PHOTOSMART 935</text:p>
          </table:table-cell>
          <table:table-cell table:style-name="ce33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28" office:value-type="float" office:value="10728" calcext:value-type="float">
            <text:p>10728</text:p>
          </table:table-cell>
          <table:table-cell table:style-name="ce28" office:value-type="string" calcext:value-type="string">
            <text:p>CYFROWY APARAT FOTO-BATERIA NB-1LH DO IXUS/300</text:p>
          </table:table-cell>
          <table:table-cell table:style-name="ce33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28" office:value-type="float" office:value="7583" calcext:value-type="float">
            <text:p>7583</text:p>
          </table:table-cell>
          <table:table-cell table:style-name="ce28" office:value-type="string" calcext:value-type="string">
            <text:p>CYFROWY APARAT FOTO-BATERIA NB-2L DO S30/S40</text:p>
          </table:table-cell>
          <table:table-cell table:style-name="ce33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28" office:value-type="float" office:value="6720" calcext:value-type="float">
            <text:p>6720</text:p>
          </table:table-cell>
          <table:table-cell table:style-name="ce28" office:value-type="string" calcext:value-type="string">
            <text:p>CYFROWY APARAT FOTO-FUTERAŁ</text:p>
          </table:table-cell>
          <table:table-cell table:style-name="ce33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8" office:value-type="float" office:value="5836" calcext:value-type="float">
            <text:p>5836</text:p>
          </table:table-cell>
          <table:table-cell table:style-name="ce28" office:value-type="string" calcext:value-type="string">
            <text:p>CYFROWY APARAT FOTO-FUTERAŁ S100</text:p>
          </table:table-cell>
          <table:table-cell table:style-name="ce33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28" office:value-type="float" office:value="6711" calcext:value-type="float">
            <text:p>6711</text:p>
          </table:table-cell>
          <table:table-cell table:style-name="ce28" office:value-type="string" calcext:value-type="string">
            <text:p>CYFROWY APARAT FOTO-PAPIER DO DRUK,TERMOSUB,CP10</text:p>
          </table:table-cell>
          <table:table-cell table:style-name="ce33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28" office:value-type="float" office:value="10778" calcext:value-type="float">
            <text:p>10778</text:p>
          </table:table-cell>
          <table:table-cell table:style-name="ce28" office:value-type="string" calcext:value-type="string">
            <text:p>CYFROWY APARAT FOTO-PAPIER KP36IP DO CP100/200</text:p>
          </table:table-cell>
          <table:table-cell table:style-name="ce33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28" office:value-type="float" office:value="5838" calcext:value-type="float">
            <text:p>5838</text:p>
          </table:table-cell>
          <table:table-cell table:style-name="ce28" office:value-type="string" calcext:value-type="string">
            <text:p>CYFROWY APARAT FOTO-ŁAD,SAMOCH, R560/G1/G2/G3/G5</text:p>
          </table:table-cell>
          <table:table-cell table:style-name="ce33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28" office:value-type="float" office:value="11306" calcext:value-type="float">
            <text:p>11306</text:p>
          </table:table-cell>
          <table:table-cell table:style-name="ce28" office:value-type="string" calcext:value-type="string">
            <text:p>CYFROWY APARAT-AKUMULTORKI NIMH 2000MAH 4SZT</text:p>
          </table:table-cell>
          <table:table-cell table:style-name="ce33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28" office:value-type="float" office:value="11305" calcext:value-type="float">
            <text:p>11305</text:p>
          </table:table-cell>
          <table:table-cell table:style-name="ce28" office:value-type="string" calcext:value-type="string">
            <text:p>CYFROWY APARAT-AKUMULTORKI NIMH 2200MAH 4SZT</text:p>
          </table:table-cell>
          <table:table-cell table:style-name="ce33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28" office:value-type="float" office:value="11303" calcext:value-type="float">
            <text:p>11303</text:p>
          </table:table-cell>
          <table:table-cell table:style-name="ce28" office:value-type="string" calcext:value-type="string">
            <text:p>CYFROWY APARAT-MINISTATYW WYS, 12CM</text:p>
          </table:table-cell>
          <table:table-cell table:style-name="ce33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28" office:value-type="float" office:value="11304" calcext:value-type="float">
            <text:p>11304</text:p>
          </table:table-cell>
          <table:table-cell table:style-name="ce28" office:value-type="string" calcext:value-type="string">
            <text:p>CYFROWY APARAT-STATYW GAMMA 77 WYS, 155CM</text:p>
          </table:table-cell>
          <table:table-cell table:style-name="ce33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28" office:value-type="float" office:value="11117" calcext:value-type="float">
            <text:p>11117</text:p>
          </table:table-cell>
          <table:table-cell table:style-name="ce28" office:value-type="string" calcext:value-type="string">
            <text:p>CYFROWY APARAT-ŁADOWARKA+4 AKUMULATORKI 2200MAH</text:p>
          </table:table-cell>
          <table:table-cell table:style-name="ce33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28" office:value-type="float" office:value="6385" calcext:value-type="float">
            <text:p>6385</text:p>
          </table:table-cell>
          <table:table-cell table:style-name="ce28" office:value-type="string" calcext:value-type="string">
            <text:p>DRUKARKA CANON - GŁOWICA SKANUJ?CA IS-22E</text:p>
          </table:table-cell>
          <table:table-cell table:style-name="ce33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8" office:value-type="float" office:value="10777" calcext:value-type="float">
            <text:p>10777</text:p>
          </table:table-cell>
          <table:table-cell table:style-name="ce28" office:value-type="string" calcext:value-type="string">
            <text:p>DRUKARKA CANON CP200</text:p>
          </table:table-cell>
          <table:table-cell table:style-name="ce33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28" office:value-type="float" office:value="10234" calcext:value-type="float">
            <text:p>10234</text:p>
          </table:table-cell>
          <table:table-cell table:style-name="ce28" office:value-type="string" calcext:value-type="string">
            <text:p>DRUKARKA CANON I250 (USB)</text:p>
          </table:table-cell>
          <table:table-cell table:style-name="ce33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28" office:value-type="float" office:value="10281" calcext:value-type="float">
            <text:p>10281</text:p>
          </table:table-cell>
          <table:table-cell table:style-name="ce28" office:value-type="string" calcext:value-type="string">
            <text:p>DRUKARKA CANON I350 (USB)</text:p>
          </table:table-cell>
          <table:table-cell table:style-name="ce33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28" office:value-type="float" office:value="11275" calcext:value-type="float">
            <text:p>11275</text:p>
          </table:table-cell>
          <table:table-cell table:style-name="ce28" office:value-type="string" calcext:value-type="string">
            <text:p>DRUKARKA CANON I455 (USB2,0)</text:p>
          </table:table-cell>
          <table:table-cell table:style-name="ce33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28" office:value-type="float" office:value="10731" calcext:value-type="float">
            <text:p>10731</text:p>
          </table:table-cell>
          <table:table-cell table:style-name="ce28" office:value-type="string" calcext:value-type="string">
            <text:p>DRUKARKA CANON I560 (USB/LPT)</text:p>
          </table:table-cell>
          <table:table-cell table:style-name="ce33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8" office:value-type="float" office:value="10666" calcext:value-type="float">
            <text:p>10666</text:p>
          </table:table-cell>
          <table:table-cell table:style-name="ce28" office:value-type="string" calcext:value-type="string">
            <text:p>DRUKARKA CANON I865 (USB/LPT)</text:p>
          </table:table-cell>
          <table:table-cell table:style-name="ce33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28" office:value-type="float" office:value="4395" calcext:value-type="float">
            <text:p>4395</text:p>
          </table:table-cell>
          <table:table-cell table:style-name="ce28" office:value-type="string" calcext:value-type="string">
            <text:p>DRUKARKA HP DESKJET 1220C PRO /A3+/ (USB/LPT)</text:p>
          </table:table-cell>
          <table:table-cell table:style-name="ce33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28" office:value-type="float" office:value="9907" calcext:value-type="float">
            <text:p>9907</text:p>
          </table:table-cell>
          <table:table-cell table:style-name="ce28" office:value-type="string" calcext:value-type="string">
            <text:p>DRUKARKA HP DESKJET 3550 (USB)</text:p>
          </table:table-cell>
          <table:table-cell table:style-name="ce33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28" office:value-type="float" office:value="9875" calcext:value-type="float">
            <text:p>9875</text:p>
          </table:table-cell>
          <table:table-cell table:style-name="ce28" office:value-type="string" calcext:value-type="string">
            <text:p>DRUKARKA HP DESKJET 3650 (USB)</text:p>
          </table:table-cell>
          <table:table-cell table:style-name="ce33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28" office:value-type="float" office:value="8175" calcext:value-type="float">
            <text:p>8175</text:p>
          </table:table-cell>
          <table:table-cell table:style-name="ce28" office:value-type="string" calcext:value-type="string">
            <text:p>DRUKARKA HP DESKJET 450CBI (USB/LPT/IRDA)</text:p>
          </table:table-cell>
          <table:table-cell table:style-name="ce33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28" office:value-type="float" office:value="10017" calcext:value-type="float">
            <text:p>10017</text:p>
          </table:table-cell>
          <table:table-cell table:style-name="ce28" office:value-type="string" calcext:value-type="string">
            <text:p>DRUKARKA HP DESKJET 5150 (USB)</text:p>
          </table:table-cell>
          <table:table-cell table:style-name="ce33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28" office:value-type="float" office:value="10048" calcext:value-type="float">
            <text:p>10048</text:p>
          </table:table-cell>
          <table:table-cell table:style-name="ce28" office:value-type="string" calcext:value-type="string">
            <text:p>DRUKARKA HP DESKJET 5652 (USB 2,0/LPT)</text:p>
          </table:table-cell>
          <table:table-cell table:style-name="ce33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8" office:value-type="float" office:value="10932" calcext:value-type="float">
            <text:p>10932</text:p>
          </table:table-cell>
          <table:table-cell table:style-name="ce28" office:value-type="string" calcext:value-type="string">
            <text:p>DRUKARKA HP DESKJET 5850 (USB2,0)</text:p>
          </table:table-cell>
          <table:table-cell table:style-name="ce33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28" office:value-type="float" office:value="10502" calcext:value-type="float">
            <text:p>10502</text:p>
          </table:table-cell>
          <table:table-cell table:style-name="ce28" office:value-type="string" calcext:value-type="string">
            <text:p>DRUKARKA HP INKJET BUSINESS 1100D (USB2,0/LPT)</text:p>
          </table:table-cell>
          <table:table-cell table:style-name="ce33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8" office:value-type="float" office:value="10166" calcext:value-type="float">
            <text:p>10166</text:p>
          </table:table-cell>
          <table:table-cell table:style-name="ce28" office:value-type="string" calcext:value-type="string">
            <text:p>DRUKARKA HP LASERJET 1010 (USB 2,0)</text:p>
          </table:table-cell>
          <table:table-cell table:style-name="ce33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28" office:value-type="float" office:value="10167" calcext:value-type="float">
            <text:p>10167</text:p>
          </table:table-cell>
          <table:table-cell table:style-name="ce28" office:value-type="string" calcext:value-type="string">
            <text:p>DRUKARKA HP LASERJET 1012 (USB 2,0)</text:p>
          </table:table-cell>
          <table:table-cell table:style-name="ce33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28" office:value-type="float" office:value="10168" calcext:value-type="float">
            <text:p>10168</text:p>
          </table:table-cell>
          <table:table-cell table:style-name="ce28" office:value-type="string" calcext:value-type="string">
            <text:p>DRUKARKA HP LASERJET 1015 (USB 2,0/LPT)</text:p>
          </table:table-cell>
          <table:table-cell table:style-name="ce33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28" office:value-type="float" office:value="9240" calcext:value-type="float">
            <text:p>9240</text:p>
          </table:table-cell>
          <table:table-cell table:style-name="ce28" office:value-type="string" calcext:value-type="string">
            <text:p>DRUKARKA HP LASERJET 1150 (USB 2,0/LPT)</text:p>
          </table:table-cell>
          <table:table-cell table:style-name="ce33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28" office:value-type="float" office:value="9123" calcext:value-type="float">
            <text:p>9123</text:p>
          </table:table-cell>
          <table:table-cell table:style-name="ce28" office:value-type="string" calcext:value-type="string">
            <text:p>DRUKARKA HP LASERJET 1300 (USB 2,0/LPT)</text:p>
          </table:table-cell>
          <table:table-cell table:style-name="ce33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28" office:value-type="float" office:value="11427" calcext:value-type="float">
            <text:p>11427</text:p>
          </table:table-cell>
          <table:table-cell table:style-name="ce28" office:value-type="string" calcext:value-type="string">
            <text:p>DRUKARKA HP LASERJET 3015 (USB/LPT)</text:p>
          </table:table-cell>
          <table:table-cell table:style-name="ce33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28" office:value-type="float" office:value="11485" calcext:value-type="float">
            <text:p>11485</text:p>
          </table:table-cell>
          <table:table-cell table:style-name="ce28" office:value-type="string" calcext:value-type="string">
            <text:p>DRUKARKA HP LASERJET 3020 (USB/LPT)</text:p>
          </table:table-cell>
          <table:table-cell table:style-name="ce33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28" office:value-type="float" office:value="7585" calcext:value-type="float">
            <text:p>7585</text:p>
          </table:table-cell>
          <table:table-cell table:style-name="ce28" office:value-type="string" calcext:value-type="string">
            <text:p>DRUKARKA HP LASERJET 3330MFP (USB/LPT)</text:p>
          </table:table-cell>
          <table:table-cell table:style-name="ce33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28" office:value-type="float" office:value="8855" calcext:value-type="float">
            <text:p>8855</text:p>
          </table:table-cell>
          <table:table-cell table:style-name="ce28" office:value-type="string" calcext:value-type="string">
            <text:p>DRUKARKA HP OFFICE JET 5110 (USB)</text:p>
          </table:table-cell>
          <table:table-cell table:style-name="ce33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28" office:value-type="float" office:value="9103" calcext:value-type="float">
            <text:p>9103</text:p>
          </table:table-cell>
          <table:table-cell table:style-name="ce28" office:value-type="string" calcext:value-type="string">
            <text:p>DRUKARKA HP OFFICE JET PSC1210 (USB 2,0)</text:p>
          </table:table-cell>
          <table:table-cell table:style-name="ce33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28" office:value-type="float" office:value="9771" calcext:value-type="float">
            <text:p>9771</text:p>
          </table:table-cell>
          <table:table-cell table:style-name="ce28" office:value-type="string" calcext:value-type="string">
            <text:p>DRUKARKA HP OFFICE JET PSC2175 (USB 2,0)</text:p>
          </table:table-cell>
          <table:table-cell table:style-name="ce33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8" office:value-type="float" office:value="10086" calcext:value-type="float">
            <text:p>10086</text:p>
          </table:table-cell>
          <table:table-cell table:style-name="ce28" office:value-type="string" calcext:value-type="string">
            <text:p>DRUKARKA HP PHOTOSMART 7260 (USB)</text:p>
          </table:table-cell>
          <table:table-cell table:style-name="ce33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28" office:value-type="float" office:value="10186" calcext:value-type="float">
            <text:p>10186</text:p>
          </table:table-cell>
          <table:table-cell table:style-name="ce28" office:value-type="string" calcext:value-type="string">
            <text:p>DRUKARKA HP PHOTOSMART 7660 (USB)</text:p>
          </table:table-cell>
          <table:table-cell table:style-name="ce33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28" office:value-type="float" office:value="10087" calcext:value-type="float">
            <text:p>10087</text:p>
          </table:table-cell>
          <table:table-cell table:style-name="ce28" office:value-type="string" calcext:value-type="string">
            <text:p>DRUKARKA HP PHOTOSMART 7760 (USB)</text:p>
          </table:table-cell>
          <table:table-cell table:style-name="ce33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28" office:value-type="float" office:value="10283" calcext:value-type="float">
            <text:p>10283</text:p>
          </table:table-cell>
          <table:table-cell table:style-name="ce28" office:value-type="string" calcext:value-type="string">
            <text:p>DRUKARKA HP PHOTOSMART 7960 (USB)</text:p>
          </table:table-cell>
          <table:table-cell table:style-name="ce33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28" office:value-type="float" office:value="9740" calcext:value-type="float">
            <text:p>9740</text:p>
          </table:table-cell>
          <table:table-cell table:style-name="ce28" office:value-type="string" calcext:value-type="string">
            <text:p>DRUKARKA LEXMARK X1150 ALL IN ONE (USB)</text:p>
          </table:table-cell>
          <table:table-cell table:style-name="ce33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28" office:value-type="float" office:value="9739" calcext:value-type="float">
            <text:p>9739</text:p>
          </table:table-cell>
          <table:table-cell table:style-name="ce28" office:value-type="string" calcext:value-type="string">
            <text:p>DRUKARKA LEXMARK X5150 ALL IN ONE (USB 2,0)</text:p>
          </table:table-cell>
          <table:table-cell table:style-name="ce33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28" office:value-type="float" office:value="10270" calcext:value-type="float">
            <text:p>10270</text:p>
          </table:table-cell>
          <table:table-cell table:style-name="ce28" office:value-type="string" calcext:value-type="string">
            <text:p>DRUKARKA LEXMARK X6170 ALL IN ONE (USB)</text:p>
          </table:table-cell>
          <table:table-cell table:style-name="ce33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28" office:value-type="float" office:value="9736" calcext:value-type="float">
            <text:p>9736</text:p>
          </table:table-cell>
          <table:table-cell table:style-name="ce28" office:value-type="string" calcext:value-type="string">
            <text:p>DRUKARKA LEXMARK Z602 (USB)</text:p>
          </table:table-cell>
          <table:table-cell table:style-name="ce33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28" office:value-type="float" office:value="9737" calcext:value-type="float">
            <text:p>9737</text:p>
          </table:table-cell>
          <table:table-cell table:style-name="ce28" office:value-type="string" calcext:value-type="string">
            <text:p>DRUKARKA LEXMARK Z605 (USB)</text:p>
          </table:table-cell>
          <table:table-cell table:style-name="ce33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28" office:value-type="float" office:value="9738" calcext:value-type="float">
            <text:p>9738</text:p>
          </table:table-cell>
          <table:table-cell table:style-name="ce28" office:value-type="string" calcext:value-type="string">
            <text:p>DRUKARKA LEXMARK Z705 (USB)</text:p>
          </table:table-cell>
          <table:table-cell table:style-name="ce33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28" office:value-type="float" office:value="9462" calcext:value-type="float">
            <text:p>9462</text:p>
          </table:table-cell>
          <table:table-cell table:style-name="ce28" office:value-type="string" calcext:value-type="string">
            <text:p>DRUKARKA OKI B4200 (USB 2,0/LPT)</text:p>
          </table:table-cell>
          <table:table-cell table:style-name="ce33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28" office:value-type="float" office:value="9490" calcext:value-type="float">
            <text:p>9490</text:p>
          </table:table-cell>
          <table:table-cell table:style-name="ce28" office:value-type="string" calcext:value-type="string">
            <text:p>DRUKARKA OKI B4300 (USB 2,0/LPT)</text:p>
          </table:table-cell>
          <table:table-cell table:style-name="ce33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28" office:value-type="float" office:value="416" calcext:value-type="float">
            <text:p>416</text:p>
          </table:table-cell>
          <table:table-cell table:style-name="ce28" office:value-type="string" calcext:value-type="string">
            <text:p>DRUKARKA OKI ML-3320 (10</text:p>
          </table:table-cell>
          <table:table-cell table:style-name="ce33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28" office:value-type="float" office:value="417" calcext:value-type="float">
            <text:p>417</text:p>
          </table:table-cell>
          <table:table-cell table:style-name="ce28" office:value-type="string" calcext:value-type="string">
            <text:p>DRUKARKA OKI ML-3321 (15</text:p>
          </table:table-cell>
          <table:table-cell table:style-name="ce33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28" office:value-type="float" office:value="4258" calcext:value-type="float">
            <text:p>4258</text:p>
          </table:table-cell>
          <table:table-cell table:style-name="ce28" office:value-type="string" calcext:value-type="string">
            <text:p>DRUKARKA OKI ML-3390 (10</text:p>
          </table:table-cell>
          <table:table-cell table:style-name="ce33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28" office:value-type="float" office:value="3825" calcext:value-type="float">
            <text:p>3825</text:p>
          </table:table-cell>
          <table:table-cell table:style-name="ce28" office:value-type="string" calcext:value-type="string">
            <text:p>DRUKARKA OKI ML-3391 (15</text:p>
          </table:table-cell>
          <table:table-cell table:style-name="ce33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28" office:value-type="float" office:value="213" calcext:value-type="float">
            <text:p>213</text:p>
          </table:table-cell>
          <table:table-cell table:style-name="ce28" office:value-type="string" calcext:value-type="string">
            <text:p>DRUKARKA PANASONIC KX-P 1150 (11,7</text:p>
          </table:table-cell>
          <table:table-cell table:style-name="ce33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28" office:value-type="float" office:value="215" calcext:value-type="float">
            <text:p>215</text:p>
          </table:table-cell>
          <table:table-cell table:style-name="ce28" office:value-type="string" calcext:value-type="string">
            <text:p>DRUKARKA PANASONIC KX-P 1694 (16,5</text:p>
          </table:table-cell>
          <table:table-cell table:style-name="ce33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28" office:value-type="float" office:value="214" calcext:value-type="float">
            <text:p>214</text:p>
          </table:table-cell>
          <table:table-cell table:style-name="ce28" office:value-type="string" calcext:value-type="string">
            <text:p>DRUKARKA PANASONIC KX-P 2130 (11,7</text:p>
          </table:table-cell>
          <table:table-cell table:style-name="ce33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28" office:value-type="float" office:value="8205" calcext:value-type="float">
            <text:p>8205</text:p>
          </table:table-cell>
          <table:table-cell table:style-name="ce28" office:value-type="string" calcext:value-type="string">
            <text:p>DRUKARKA SEIKO SP-2400 (10</text:p>
          </table:table-cell>
          <table:table-cell table:style-name="ce33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28" office:value-type="float" office:value="8204" calcext:value-type="float">
            <text:p>8204</text:p>
          </table:table-cell>
          <table:table-cell table:style-name="ce28" office:value-type="string" calcext:value-type="string">
            <text:p>DRUKARKA SEIKO SP-2415 (15</text:p>
          </table:table-cell>
          <table:table-cell table:style-name="ce33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28" office:value-type="float" office:value="11183" calcext:value-type="float">
            <text:p>11183</text:p>
          </table:table-cell>
          <table:table-cell table:style-name="ce28" office:value-type="string" calcext:value-type="string">
            <text:p>DVD NAPĘD AOPEN DVD-1648 (16/48) BIA/CZAR/SR BOX</text:p>
          </table:table-cell>
          <table:table-cell table:style-name="ce33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style-name="ce35" table:formula="of:=SUM([.C3:.C116])" office:value-type="currency" office:currency="PLZ" office:value="74729.91" calcext:value-type="currency">
            <text:p>74 729,91 PLZ</text:p>
          </table:table-cell>
        </table:table-row>
        <table:table-row table:style-name="ro1" table:number-rows-repeated="10484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2" loext:min-decimal-places="2" number:min-integer-digits="1" number:grouping="true"/>
      <number:text> zł</number:text>
    </number:number-style>
    <number:number-style style:name="N10108" number:language="pl" number:country="PL">
      <number:number number:decimal-places="0" loext:min-decimal-places="0" number:min-integer-digits="0"/>
    </number:number-style>
    <number:currency-style style:name="N10110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PLZ</number:currency-symbol>
    </number:currency-style>
    <number:currency-style style:name="N1011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PLZ</number:currency-symbol>
      <style:map style:condition="value()&gt;=0" style:apply-style-name="N10110P0"/>
    </number:currency-style>
    <number:currency-style style:name="N10112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12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.00.0000</text:date>, <text:time style:data-style-name="N2" text:time-value="19:44:25.9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45S</meta:editing-duration>
    <meta:editing-cycles>11</meta:editing-cycles>
    <meta:generator>LibreOffice/5.4.2.2$Windows_x86 LibreOffice_project/22b09f6418e8c2d508a9eaf86b2399209b0990f4</meta:generator>
    <dc:date>2017-12-09T19:45:51.161000000</dc:date>
    <meta:document-statistic meta:table-count="1" meta:cell-count="346" meta:object-count="0"/>
    <meta:user-defined meta:name="Info 1"/>
    <meta:user-defined meta:name="Info 2"/>
    <meta:user-defined meta:name="Info 3"/>
    <meta:user-defined meta:name="Info 4"/>
  </office:meta>
</office:document-meta>
</file>